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2c0c" officeooo:paragraph-rsid="00982c0c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98e920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9cb4da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a69450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b7411a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c0f684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c79fb2" style:font-name-asian="Droid Sans Fallback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b0639e" officeooo:paragraph-rsid="00b0639e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b0639e" officeooo:paragraph-rsid="00b15557" style:font-name-asian="Droid Sans Fallback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c1bce" officeooo:paragraph-rsid="008c1bce" style:font-name-asian="DejaVu Math TeX Gyre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d975fd" style:font-name-asian="Droid Sans Fallback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定格的宇宙</text:p>
      <text:p text:style-name="P12"/>
      <text:p text:style-name="P2"/>
      <text:p text:style-name="P1">世間的繁華與虛假</text:p>
      <text:p text:style-name="P1">就像那些皮笑肉不笑的商業</text:p>
      <text:p text:style-name="P1">每個人都想逃離</text:p>
      <text:p text:style-name="P1">卻都無處可逃</text:p>
      <text:p text:style-name="P1">爲了所謂的正確</text:p>
      <text:p text:style-name="P1">我們每天努力着</text:p>
      <text:p text:style-name="P1">臉上擠出了一朵朵鮮花</text:p>
      <text:p text:style-name="P1"/>
      <text:p text:style-name="P14">然而</text:p>
      <text:p text:style-name="P14">鮮花並不能療愈傷心的靈魂</text:p>
      <text:p text:style-name="P1">只有真正的笑容</text:p>
      <text:p text:style-name="P1">方能吹散</text:p>
      <text:p text:style-name="P1">整個宇宙秋冬的愁雲</text:p>
      <text:p text:style-name="P1">與冷雨</text:p>
      <text:p text:style-name="P1">這個世界</text:p>
      <text:p text:style-name="P1">如果我厭倦了一切</text:p>
      <text:p text:style-name="P1">我只需要一個定格的宇宙</text:p>
      <text:p text:style-name="P1">就夠了</text:p>
      <text:p text:style-name="P1"/>
      <text:p text:style-name="P1">這個宇宙</text:p>
      <text:p text:style-name="P1">就是你的笑臉</text:p>
      <text:p text:style-name="P1"/>
      <text:p text:style-name="P1">我無需再擔憂什麼</text:p>
      <text:p text:style-name="P1">或害怕什麼</text:p>
      <text:p text:style-name="P1">也不奢求什麼</text:p>
      <text:p text:style-name="P1">只需快樂心安地造夢</text:p>
      <text:p text:style-name="P1">在這定格的宇宙裏</text:p>
      <text:p text:style-name="P1">擁抱自己</text:p>
      <text:p text:style-name="P1">擁抱夢想</text:p>
      <text:p text:style-name="P1"/>
      <text:p text:style-name="P1">我相信這個宇宙的奇蹟</text:p>
      <text:p text:style-name="P1">就像她神奇的</text:p>
      <text:p text:style-name="P1">感染力</text:p>
      <text:p text:style-name="P1"/>
      <text:p text:style-name="P1">我相信</text:p>
      <text:p text:style-name="P1">夢想會成真</text:p>
      <text:p text:style-name="P1">不是在這裡</text:p>
      <text:p text:style-name="P1">就是在那裡</text:p>
      <text:p text:style-name="P1"/>
      <text:p text:style-name="P1">我只需</text:p>
      <text:p text:style-name="P1">在定格的宇宙裏</text:p>
      <text:p text:style-name="P1">安心</text:p>
      <text:p text:style-name="P1">努力</text:p>
      <text:p text:style-name="P1"/>
      <text:p text:style-name="P1">不問西東</text:p>
      <text:p text:style-name="P1"/>
      <text:p text:style-name="P3">#####################################</text:p>
      <text:p text:style-name="P11">一份工作</text:p>
      <text:p text:style-name="P11">一個身份</text:p>
      <text:p text:style-name="P11">路在何方？</text:p>
      <text:p text:style-name="P11"/>
      <text:p text:style-name="P11">走不出的困局</text:p>
      <text:p text:style-name="P11">可憐的中國人！</text:p>
      <text:p text:style-name="P11">迷迷糊糊</text:p>
      <text:p text:style-name="P11">糊裏糊塗</text:p>
      <text:p text:style-name="P11">浪費了三年時光</text:p>
      <text:p text:style-name="P11">依舊一事無成</text:p>
      <text:p text:style-name="P11">人的壯年又有幾個三年？</text:p>
      <text:p text:style-name="P11"/>
      <text:p text:style-name="P11">空有半生努力學的技能</text:p>
      <text:p text:style-name="P11">卻困於一個中國人的身份</text:p>
      <text:p text:style-name="P11">一份簡單的工作</text:p>
      <text:p text:style-name="P11">求而不得？</text:p>
      <text:p text:style-name="P11"/>
      <text:p text:style-name="P11">這世界太瘋狂</text:p>
      <text:p text:style-name="P11">也太奇怪</text:p>
      <text:p text:style-name="P11"/>
      <text:p text:style-name="P11">動彈不得</text:p>
      <text:p text:style-name="P11">一身疲憊</text:p>
      <text:p text:style-name="P10">好希望</text:p>
      <text:p text:style-name="P10">自己的世界</text:p>
      <text:p text:style-name="P10">能定格在你的昨天</text:p>
      <text:p text:style-name="P10">但求能有馬良的神筆</text:p>
      <text:p text:style-name="P10">把無處可逃的我畫進你的</text:p>
      <text:p text:style-name="P10">昨日星辰</text:p>
      <text:p text:style-name="P3"/>
      <text:p text:style-name="P4">今日的我</text:p>
      <text:p text:style-name="P4">似乎什麼都沒有</text:p>
      <text:p text:style-name="P6">但又似乎擁有着一切</text:p>
      <text:p text:style-name="P6"/>
      <text:p text:style-name="P4">世界越來越像迷霧</text:p>
      <text:p text:style-name="P4">而我也越來越沒興趣去探索</text:p>
      <text:p text:style-name="P4"/>
      <text:p text:style-name="P4">何爲真相</text:p>
      <text:p text:style-name="P4">或許</text:p>
      <text:p text:style-name="P4">沒有真相就是真相</text:p>
      <text:p text:style-name="P4">我們一直在追尋着</text:p>
      <text:p text:style-name="P4">真相的蝴蝶</text:p>
      <text:p text:style-name="P4">可她的翅膀</text:p>
      <text:p text:style-name="P4">泛起的漣漪</text:p>
      <text:p text:style-name="P4">就似一個夢接着一個夢</text:p>
      <text:p text:style-name="P4">又似夢中夢</text:p>
      <text:p text:style-name="P4"/>
      <text:p text:style-name="P4">不知</text:p>
      <text:p text:style-name="P4">誰是夢幻</text:p>
      <text:p text:style-name="P4">誰是現實</text:p>
      <text:p text:style-name="P4"/>
      <text:p text:style-name="P4">何爲活着</text:p>
      <text:p text:style-name="P5">何爲醒來</text:p>
      <text:p text:style-name="P4">又爲何而活着</text:p>
      <text:p text:style-name="P4">又爲誰而醒來</text:p>
      <text:p text:style-name="P4"/>
      <text:p text:style-name="P4">是睡</text:p>
      <text:p text:style-name="P4">是醒</text:p>
      <text:p text:style-name="P4">或許都沒分別</text:p>
      <text:p text:style-name="P4">也都不重要</text:p>
      <text:p text:style-name="P4">重要的是</text:p>
      <text:p text:style-name="P4">要開心 <text:s/>要快樂</text:p>
      <text:p text:style-name="P4">要做心的門神與主人</text:p>
      <text:p text:style-name="P4">去感受與珍愛世間的美好</text:p>
      <text:p text:style-name="P4">而不是</text:p>
      <text:p text:style-name="P9">做感官 內分泌 情緒等信號的</text:p>
      <text:p text:style-name="P9">奴隸與殭屍</text:p>
      <text:p text:style-name="P4"/>
      <text:p text:style-name="P8">我也不再想去在乎</text:p>
      <text:p text:style-name="P8">這世界真實的模樣</text:p>
      <text:p text:style-name="P4">因爲</text:p>
      <text:p text:style-name="P4">任何一個存在</text:p>
      <text:p text:style-name="P4">都有其理由</text:p>
      <text:p text:style-name="P4"><text:soft-page-break/>是大家共同的選擇</text:p>
      <text:p text:style-name="P4">接受不能改變的</text:p>
      <text:p text:style-name="P4">改變能改變的</text:p>
      <text:p text:style-name="P4">只有先接受</text:p>
      <text:p text:style-name="P4">才能有改變</text:p>
      <text:p text:style-name="P4"/>
      <text:p text:style-name="P4">簡單點 <text:s/>再簡單點</text:p>
      <text:p text:style-name="P4">這世界</text:p>
      <text:p text:style-name="P4">就是想象的模樣</text:p>
      <text:p text:style-name="P4">他有他的霸權</text:p>
      <text:p text:style-name="P4">我有我的原則</text:p>
      <text:p text:style-name="P4">在自己的世界裏</text:p>
      <text:p text:style-name="P4">打理好夢想的花園</text:p>
      <text:p text:style-name="P4">引來的彩蝶</text:p>
      <text:p text:style-name="P7">或許某一天</text:p>
      <text:p text:style-name="P7">就變成了真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2-24T14:40:56.228920798</dc:date>
    <meta:editing-duration>PT5H33M54S</meta:editing-duration>
    <meta:editing-cycles>196</meta:editing-cycles>
    <meta:document-statistic meta:table-count="0" meta:image-count="0" meta:object-count="0" meta:page-count="2" meta:paragraph-count="116" meta:word-count="691" meta:character-count="733" meta:non-whitespace-character-count="727"/>
  </office:meta>
</office:document-meta>
</file>